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1.533cm"/>
    </style:style>
    <style:style style:name="gr2" style:family="graphic" style:parent-style-name="standard">
      <style:graphic-properties draw:textarea-horizontal-align="justify" draw:textarea-vertical-align="middle" draw:auto-grow-height="false" fo:min-height="2.157cm" fo:min-width="4.19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3.048cm" svg:x="2.905cm" svg:y="1.5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2.032cm" svg:height="3.048cm" svg:x="2.778cm" svg:y="5.44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4.953cm" svg:height="2.667cm" svg:x="6.461cm" svg:y="3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953cm" svg:height="2.667cm" svg:x="12.303cm" svg:y="3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953cm" svg:height="2.667cm" svg:x="18.399cm" svg:y="4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953cm" svg:height="2.667cm" svg:x="18.399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953cm" svg:height="2.667cm" svg:x="6.715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953cm" svg:height="2.667cm" svg:x="6.715cm" svg:y="13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Maximoff</meta:initial-creator>
    <meta:creation-date>2016-01-20T18:27:41.031941722</meta:creation-date>
    <dc:date>2016-01-20T18:30:27.638532759</dc:date>
    <dc:creator>James Maximoff</dc:creator>
    <meta:editing-duration>PT2M46S</meta:editing-duration>
    <meta:editing-cycles>1</meta:editing-cycles>
    <meta:document-statistic meta:object-count="8"/>
    <meta:generator>LibreOffice/4.4.6.3$Linux_X86_64 LibreOffice_project/40m0$Build-3</meta:generator>
  </office:meta>
</office:document-meta>
</file>